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language="pt" fo:country="BR" officeooo:rsid="00040c35" officeooo:paragraph-rsid="00040c35"/>
    </style:style>
    <style:style style:name="P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language="pt" fo:country="BR" officeooo:rsid="00040c35" officeooo:paragraph-rsid="00040c35"/>
    </style:style>
    <style:style style:name="P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language="pt" fo:country="BR" officeooo:rsid="00040c35" officeooo:paragraph-rsid="001240a8"/>
    </style:style>
    <style:style style:name="P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language="pt" fo:country="BR" officeooo:rsid="000fb799" officeooo:paragraph-rsid="000fb799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language="pt" fo:country="BR" officeooo:rsid="001467ca" officeooo:paragraph-rsid="001467ca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language="pt" fo:country="BR" officeooo:rsid="0015344a" officeooo:paragraph-rsid="0015344a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language="pt" fo:country="BR" officeooo:rsid="001ccfb5" officeooo:paragraph-rsid="001ccfb5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language="pt" fo:country="BR" fo:font-style="normal" fo:font-weight="normal" officeooo:rsid="002cb2b9" officeooo:paragraph-rsid="002cb2b9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language="pt" fo:country="BR" fo:font-style="normal" fo:font-weight="normal" officeooo:rsid="00287503" officeooo:paragraph-rsid="00287503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language="pt" fo:country="BR" fo:font-style="normal" fo:font-weight="normal" officeooo:rsid="002aef0e" officeooo:paragraph-rsid="002aef0e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language="pt" fo:country="BR" fo:font-style="normal" fo:font-weight="normal" officeooo:rsid="0031f6f4" officeooo:paragraph-rsid="0031f6f4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language="pt" fo:country="BR" fo:font-style="normal" fo:font-weight="normal" officeooo:rsid="00324666" officeooo:paragraph-rsid="00324666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language="pt" fo:country="BR" fo:font-style="normal" fo:font-weight="normal" officeooo:rsid="003396d8" officeooo:paragraph-rsid="003396d8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language="pt" fo:country="BR" fo:font-style="normal" fo:font-weight="normal" officeooo:rsid="0034e31b" officeooo:paragraph-rsid="0034e31b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language="pt" fo:country="BR" fo:font-style="normal" fo:font-weight="normal" officeooo:rsid="00364edd" officeooo:paragraph-rsid="00364edd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fo:language="pt" fo:country="BR" officeooo:rsid="00040c35" officeooo:paragraph-rsid="00040c35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fo:language="pt" fo:country="BR" officeooo:rsid="001ccfb5" officeooo:paragraph-rsid="001ccfb5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fo:language="pt" fo:country="BR" fo:font-style="normal" fo:font-weight="normal" officeooo:rsid="001e7c13" officeooo:paragraph-rsid="001e7c13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language="pt" fo:country="BR" fo:font-style="normal" fo:font-weight="normal" officeooo:rsid="0022871a" officeooo:paragraph-rsid="0022871a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language="pt" fo:country="BR" fo:font-style="normal" fo:font-weight="normal" officeooo:rsid="0022871a" officeooo:paragraph-rsid="0025c866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fo:language="pt" fo:country="BR" fo:font-style="normal" fo:font-weight="normal" officeooo:rsid="0022871a" officeooo:paragraph-rsid="0026f387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fo:language="pt" fo:country="BR" fo:font-style="normal" fo:font-weight="normal" officeooo:rsid="0026f387" officeooo:paragraph-rsid="0026f387" style:font-style-asian="normal" style:font-weight-asian="normal" style:font-style-complex="normal" style:font-weight-complex="normal"/>
    </style:style>
    <style:style style:name="P23" style:family="paragraph" style:parent-style-name="Standard" style:list-style-name="L1">
      <style:paragraph-properties fo:line-height="150%" fo:text-align="justify" style:justify-single-word="false"/>
      <style:text-properties fo:language="pt" fo:country="BR" officeooo:rsid="001467ca" officeooo:paragraph-rsid="001467ca"/>
    </style:style>
    <style:style style:name="P24" style:family="paragraph" style:parent-style-name="Standard" style:list-style-name="L2">
      <style:paragraph-properties fo:line-height="150%" fo:text-align="justify" style:justify-single-word="false"/>
      <style:text-properties fo:language="pt" fo:country="BR" officeooo:rsid="00040c35" officeooo:paragraph-rsid="00040c35"/>
    </style:style>
    <style:style style:name="P25" style:family="paragraph" style:parent-style-name="Standard" style:list-style-name="L3">
      <style:paragraph-properties fo:line-height="150%" fo:text-align="justify" style:justify-single-word="false"/>
      <style:text-properties fo:language="pt" fo:country="BR" fo:font-style="normal" fo:font-weight="normal" officeooo:rsid="001f8689" officeooo:paragraph-rsid="001f8689" style:font-style-asian="normal" style:font-weight-asian="normal" style:font-style-complex="normal" style:font-weight-complex="normal"/>
    </style:style>
    <style:style style:name="P26" style:family="paragraph" style:parent-style-name="Standard" style:list-style-name="L3">
      <style:paragraph-properties fo:line-height="150%" fo:text-align="justify" style:justify-single-word="false"/>
      <style:text-properties fo:language="pt" fo:country="BR" fo:font-style="normal" fo:font-weight="normal" officeooo:rsid="0025918a" officeooo:paragraph-rsid="0025918a" style:font-style-asian="normal" style:font-weight-asian="normal" style:font-style-complex="normal" style:font-weight-complex="normal"/>
    </style:style>
    <style:style style:name="P27" style:family="paragraph" style:parent-style-name="Standard" style:list-style-name="L3">
      <style:paragraph-properties fo:line-height="150%" fo:text-align="justify" style:justify-single-word="false"/>
      <style:text-properties fo:language="pt" fo:country="BR" fo:font-style="normal" fo:font-weight="normal" officeooo:rsid="0025c866" officeooo:paragraph-rsid="0025c866" style:font-style-asian="normal" style:font-weight-asian="normal" style:font-style-complex="normal" style:font-weight-complex="normal"/>
    </style:style>
    <style:style style:name="P28" style:family="paragraph" style:parent-style-name="Standard" style:list-style-name="L3">
      <style:paragraph-properties fo:line-height="150%" fo:text-align="justify" style:justify-single-word="false"/>
      <style:text-properties fo:language="pt" fo:country="BR" fo:font-style="normal" fo:font-weight="normal" officeooo:rsid="00212cb3" officeooo:paragraph-rsid="00212cb3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language="pt" fo:country="BR" fo:font-style="normal" fo:font-weight="normal" officeooo:rsid="0031f6f4" officeooo:paragraph-rsid="0031f6f4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language="pt" fo:country="BR" fo:font-style="normal" fo:font-weight="normal" officeooo:rsid="0036aa7f" officeooo:paragraph-rsid="0036aa7f" style:font-style-asian="normal" style:font-weight-asian="normal" style:font-style-complex="normal" style:font-weight-complex="normal"/>
    </style:style>
    <style:style style:name="T1" style:family="text">
      <style:text-properties officeooo:rsid="0010dd43"/>
    </style:style>
    <style:style style:name="T2" style:family="text">
      <style:text-properties officeooo:rsid="000fb799"/>
    </style:style>
    <style:style style:name="T3" style:family="text">
      <style:text-properties officeooo:rsid="00131ffe"/>
    </style:style>
    <style:style style:name="T4" style:family="text">
      <style:text-properties officeooo:rsid="001721ec"/>
    </style:style>
    <style:style style:name="T5" style:family="text">
      <style:text-properties officeooo:rsid="00175e52"/>
    </style:style>
    <style:style style:name="T6" style:family="text">
      <style:text-properties officeooo:rsid="001966a6"/>
    </style:style>
    <style:style style:name="T7" style:family="text">
      <style:text-properties officeooo:rsid="001ae471"/>
    </style:style>
    <style:style style:name="T8" style:family="text">
      <style:text-properties officeooo:rsid="001c9800"/>
    </style:style>
    <style:style style:name="T9" style:family="text">
      <style:text-properties officeooo:rsid="001ccfb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e7c13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cb2b9" style:font-style-asian="italic" style:font-weight-asian="bold" style:font-style-complex="italic" style:font-weight-complex="bold"/>
    </style:style>
    <style:style style:name="T14" style:family="text">
      <style:text-properties officeooo:rsid="0026f387"/>
    </style:style>
    <style:style style:name="T15" style:family="text">
      <style:text-properties officeooo:rsid="0029469c"/>
    </style:style>
    <style:style style:name="T16" style:family="text">
      <style:text-properties officeooo:rsid="002be194"/>
    </style:style>
    <style:style style:name="T17" style:family="text">
      <style:text-properties officeooo:rsid="002ed9c9"/>
    </style:style>
    <style:style style:name="T18" style:family="text">
      <style:text-properties officeooo:rsid="003396d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ascunho</text:p>
      <text:p text:style-name="P5"/>
      <text:list xml:id="list3096000311" text:style-name="L1">
        <text:list-item>
          <text:p text:style-name="P23">Tensão em Barcelona</text:p>
        </text:list-item>
        <text:list-item>
          <text:p text:style-name="P23">Jesus, o evangelista</text:p>
        </text:list-item>
        <text:list-item>
          <text:p text:style-name="P23">Jesus, o Senhor</text:p>
        </text:list-item>
        <text:list-item>
          <text:p text:style-name="P23">Questão de prioridade: Jesus e os fariseus</text:p>
        </text:list-item>
        <text:list-item>
          <text:p text:style-name="P23">Questão de santidade: Jesus e os fariseus</text:p>
        </text:list-item>
        <text:list-item>
          <text:p text:style-name="P23">Questão de obediência: Jesus e os fariseus</text:p>
        </text:list-item>
        <text:list-item>
          <text:p text:style-name="P23">Cristo conosco</text:p>
        </text:list-item>
        <text:list-item>
          <text:p text:style-name="P23">Pondo em prática a presença de Cristo</text:p>
        </text:list-item>
        <text:list-item>
          <text:p text:style-name="P23">Desenvolvendo habilidades conversacionais</text:p>
        </text:list-item>
        <text:list-item>
          <text:p text:style-name="P23">Três modelos de conversação</text:p>
        </text:list-item>
        <text:list-item>
          <text:p text:style-name="P23">Mostrando as razões de nossa fé</text:p>
        </text:list-item>
        <text:list-item>
          <text:p text:style-name="P23">O testemunho da comunidade</text:p>
        </text:list-item>
      </text:list>
      <text:p text:style-name="P5"/>
      <text:p text:style-name="P5"/>
      <text:p text:style-name="P6">Prefácio: Duas mudanças. Espiritual e Natural.</text:p>
      <text:p text:style-name="P6">Introdução: </text:p>
      <text:p text:style-name="P6"/>
      <text:p text:style-name="P5"/>
      <text:p text:style-name="P5"/>
      <text:p text:style-name="P5"/>
      <text:p text:style-name="P17">Sentences that touched me in the <text:span text:style-name="T11">first chapter</text:span>.</text:p>
      <text:p text:style-name="P1"/>
      <text:list xml:id="list1773149083" text:style-name="L2">
        <text:list-item>
          <text:p text:style-name="P24">— Olhe, sinto-me muito mal com isso tudo. Eu estou bastante entusiasmada com Deus e com o que ele fez em minha vida. Mas fico brava quando pessoas empurram “religião” para cima de mim. Se você achar que estou indo longe demais, por favor me diga, certo?<text:line-break/></text:p>
        </text:list-item>
        <text:list-item>
          <text:p text:style-name="P24">— Fui percebendo que ser cristão não significava nunca falhar, mas admitir que falhou. Durante nossos estudos, eu queria manter Cristo numa caixa e deixar que você continuasse sendo a religiosa. Mas quando mais você me mostrava sua vida, mais difícil se tornava manter a tampa do cristianismo fechada. Foi o fato de você assumir sua fraqueza que me levou a ele!.<text:line-break/></text:p>
        </text:list-item>
        <text:list-item>
          <text:p text:style-name="P24">Aprendi com a experiência o que a Escritura ensina em 1 Tessalonicenses 2:8: para compartilhar o Evangelho devemos compartilhar nossas próprias vidas, nosso ser. Se não entendermos que Cristo nos libertou para que fôssemos autênticos. Veremos a evangelização como um pr<text:span text:style-name="T9">o</text:span>jeto e não como um estilo de vida. Tenderemos a ver os não-cristãos mais como objetos de nossos esforços evangelísticos do que como pessoas de verdade.<text:line-break/></text:p>
        </text:list-item>
        <text:list-item>
          <text:p text:style-name="P24">Perguntei certa vez a uma garota se ela se sentia confortável com o evangelismo. “Claro que sim”, respondeu ela. “Faço evangelismo duas vezes por semana”. (De algum modo, isto me pareceu mais com o hábito de <text:span text:style-name="T9">tomar</text:span> vitaminas). Evangelismo não é algo que você apenas “faz” – lá fora – e volta para dentro de sua vida normal. Evangelismo implica levar as pessoas a sério, <text:span text:style-name="T9">p</text:span>assear por sua ilha de preocupações e necessidades e então <text:span text:style-name="T9">compartilhar</text:span> Cristo como Senhor, no contexto das situações diárias da vida.<text:line-break/></text:p>
        </text:list-item>
        <text:list-item>
          <text:p text:style-name="P24">Não aceitar nossa humanidade significa que <text:span text:style-name="T9">perdemos o</text:span> ponto de contato com o mundo. Dentre todas as pessoas, somos nós que devemos oferecer ao mundo uma <text:span text:style-name="T9">imaginando</text:span> que realmente significa ser humano. Apenas disso,é muito comum vermos que o<text:span text:style-name="T9">s</text:span> cristão<text:span text:style-name="T9">s</text:span> são aqueles que mais temem sua humanidade. Quando dermos uma boa olhada em Jesus vamos descobrir que o que devemos temer não é nossa humanidade.<text:line-break/></text:p>
        </text:list-item>
      </text:list>
      <text:p text:style-name="P7"/>
      <text:p text:style-name="P1"/>
      <text:p text:style-name="P17">Sentences that touched me in the <text:span text:style-name="T12">s</text:span><text:span text:style-name="T11">econd </text:span><text:span text:style-name="T12">c</text:span><text:span text:style-name="T11">hapter. - </text:span><text:span text:style-name="T13">Jesus o evangelista</text:span></text:p>
      <text:p text:style-name="P8"/>
      <text:list xml:id="list2453549233" text:style-name="L3">
        <text:list-item>
          <text:p text:style-name="P25">Jesus nos disse que, como o Pai o enviara ao mundo, assim ele nos envia (João 17:18). Como foi que o Pai o enviou? Essencialmente tornando-o um de nós. O Verbo se fez carne (joão 1:14). Deus não mandou um telegrama, não fez chover livros de estudo bíblico, nem fez chover adesivos com a frase “Sorria, jesus te ama”. Ele mandou um homem, seu Filho, para anunciar a mensagem. Sua estratégia não mudou. Ele ainda manda homens e mulheres – em vez de tratados e técnicas – para mudarem o mundo. Você pode achar que sua estratégia é arriscada, mas isso é problema de Deus, não seu.</text:p>
          <text:p text:style-name="P25"/>
        </text:list-item>
        <text:list-item>
          <text:p text:style-name="P26">Jesus nos manda ir e pregar, não pregar e correr. Não devemos ficar gritando sobre o evangelho de uma distância segura e continuar isolados. Precisamos abrir nossas vidas o suficiente para que as pessoas vejam que nós também rimos, choramos e nos machu<text:span text:style-name="T17">c</text:span>amos.</text:p>
          <text:p text:style-name="P25"/>
        </text:list-item>
        <text:list-item>
          <text:p text:style-name="P25">Se Jesus deixou o céu e toda a glória para se tornar um de nós, não deveríamos ao menos desejar deixar nosso quarto ou o grupo de estudo bíblico para alcançar um amigo??????????? OOOOOF</text:p>
          <text:p text:style-name="P25"/>
        </text:list-item>
        <text:list-item>
          <text:p text:style-name="P26">Sua presença e poder vão chacoalhar o mundo quando permitirmos que ele esteja em todas as atividades de nossas vidas.</text:p>
          <text:p text:style-name="P26"/>
        </text:list-item>
        <text:list-item>
          <text:p text:style-name="P27">Mas o ponto principal é que Jesus trabalhou com os dois pontos – sua forte idenficação e sua radical diferença – para transformar o mundo. Assim será para nós.</text:p>
          <text:p text:style-name="P25"/>
        </text:list-item>
        <text:list-item>
          <text:p text:style-name="P28">As pessoas do tempo de Jesus achavam que homens santos eram inalcançáveis. Mas o trabalho de Jesus estava em andamento. Ele fez com que as pessoas se sentissem bem-vindas e soubessem que havia espaço para elas. Sua vida foi uma constante demonstração de que havia apenas duas coisas que realmente importavam na vida: Deus e as pessoas. São as únicas coisas que durarão para sempre.</text:p>
        </text:list-item>
      </text:list>
      <text:p text:style-name="P22">Jesus o evangelista:</text:p>
      <text:p text:style-name="P21">&gt;Jesus, <text:span text:style-name="T14">uma pessoa </text:span>Agradável, <text:span text:style-name="T14">Jesus, uma pessoa irritante, Jesus o </text:span>Senhor.</text:p>
      <text:p text:style-name="P20"/>
      <text:p text:style-name="P20">Jesus o Senhor</text:p>
      <text:p text:style-name="P19"/>
      <text:p text:style-name="P18">Sentences that touched me in the <text:span text:style-name="T11">third chapter</text:span>.</text:p>
      <text:p text:style-name="P9">Jesus, o Senhor.</text:p>
      <text:p text:style-name="P9"/>
      <text:p text:style-name="P9">Lois Percebeu que, se Jesus é Senhor, então a única reação correta é render-se a ele em obediência. Ele é o Salvador e Senhor. Não podemos separar seu amor das coisas que ele nos pede. Não podemos dissecar Jesus e nos relacionar apenas com as partes que gostamos ou das quais precisamos.</text:p>
      <text:p text:style-name="P9"/>
      <text:p text:style-name="P9">Por que Jesus é Senhor?</text:p>
      <text:p text:style-name="P9">Alguém pode perguntar: “Mas com que direitos Jesus vem pedir tanto? Como ele pode fazer isso?”. A resposta bíblica é: porque ele é o Senhor. Foi isso que os discípulos pregaram (“não nos pregamos a nós mesmos, mas a Cristo Jesus como Senhor”, 2Coríntios 4:5) e é essa a forma como nos ensinaram a viver (“santificai a Cristo como Senhor, em vosso cora<text:span text:style-name="T15">ção “, 1 Pedro :3:15). Ele é Senhor por aquilo que é: Deus encarnado, Senhor da criação e Senhor da vida.</text:span></text:p>
      <text:p text:style-name="P9"/>
      <text:p text:style-name="P10">Jesus mostrou autoridade sobre o mundo espiritual quando curou um homem possuído por demônios. O povo estava admirado, pois dizia: “Com autoridade ele ordena aos espíritos imundos, e eles lhe obedecem” (Marcos 1:27).</text:p>
      <text:p text:style-name="P10"/>
      <text:p text:style-name="P10">Ele mostrou autoridade sobre o corpo físico quando curou a sogra de Pedro (Marcos 1:31). Também revelou sua autoridade sobre a morte trazendo a filha de Jairo de volta à vida (Marcos 5:35-43). Jesus é o Senhor por aquilo que ele é.</text:p>
      <text:p text:style-name="P10"/>
      <text:p text:style-name="P10">Sua autoridade também foi revelada ao perdoar pecados (Marcos 2:1-12). Nesse momento, ele anda sobre um território perigoso, pois as pessoas começaram a pensar numa coisa: “Por que fala ele deste modo? Iso é blasfêmia! Quem pode perdoar pecados, senão um, que é Deus?”. Jesus respondeu: <text:s/>“Para que saibar que o Filho do Homem tem sobre a terra autoridade para perdoar pecados – disse ao paralítico: levanta-te, toma o teu leito e vai para tua casa”. E todas as pessoas estavam admiradas, dizendo: “Jamais vimos coisa assim”.</text:p>
      <text:p text:style-name="P10"/>
      <text:p text:style-name="P10">“<text:span text:style-name="T16">Para eles o cristianismo é a verdade, mas parece que para eles a verdade não implica nenhuma outra atitude.”</text:span></text:p>
      <text:p text:style-name="P10"/>
      <text:p text:style-name="P10">“<text:span text:style-name="T16">Parece que <text:s/>a fé deles sofre de uma superficialidade crônica.” </text:span></text:p>
      <text:p text:style-name="P18">Sentences that touched me in the <text:span text:style-name="T11">forth chapter</text:span>.</text:p>
      <text:p text:style-name="P11">Questão de prioridade: Jesus e os fariseus</text:p>
      <text:p text:style-name="P11"/>
      <text:p text:style-name="P30">OS CAPÍTULOS 4, 5 e 6 trazem uma ideia interligada.</text:p>
      <text:p text:style-name="P11"/>
      <text:p text:style-name="P11">Aplicar fórmulas às pessoas que você conhece não parece algo certo.</text:p>
      <text:p text:style-name="P11">Comunicar a fé naturalmente, em vez de parecerem artificiais ou ensaiados.</text:p>
      <text:p text:style-name="P11"/>
      <text:p text:style-name="P11">Os mesmos valores e prioridades de Jesus. Evangelismo natural. Estilo de vida.</text:p>
      <text:p text:style-name="P11"/>
      <text:p text:style-name="P11">Modo de viver com ênfase especial nas pessoas, demonstrando santidade e obediência dedicada a Deus, não podemos deixar de ser testemunhas <text:span text:style-name="T10">Eficientes</text:span>.</text:p>
      <text:p text:style-name="P11"/>
      <text:p text:style-name="P12">Fariseus =&gt; <text:span text:style-name="T18">(Separatistas*) Criaram um elaborado código cerimonial. + saint than saint</text:span></text:p>
      <text:p text:style-name="P13">Saduceus =&gt; Acreditavam literalmente na lei, nenhuma outra fonte.</text:p>
      <text:p text:style-name="P11"/>
      <text:p text:style-name="P14">Tradição &gt; Leis de Deus</text:p>
      <text:p text:style-name="P14">Consequentemente, não havia Evangelho para o perdido.</text:p>
      <text:p text:style-name="P14"/>
      <text:p text:style-name="P14">Para Jesus</text:p>
      <text:p text:style-name="P14">!Religião: relacionamento apropriado.</text:p>
      <text:p text:style-name="P15">Deus e pessoas. Importante, Todo mundo é alguém diante de Deus.</text:p>
      <text:p text:style-name="P15">Jesus quebrando orgulho das pessoas, se “humilhando” ao nível do cego bartimeu para servi-lo</text:p>
      <text:p text:style-name="P15"/>
      <text:p text:style-name="P14"/>
      <text:p text:style-name="P14"/>
      <text:p text:style-name="P14"/>
      <text:p text:style-name="P14"/>
      <text:p text:style-name="P11"/>
      <text:p text:style-name="P11"/>
      <text:p text:style-name="P18"><text:span text:style-name="T10">Sentences that touched me in the</text:span><text:span text:style-name="T11"> fifth chapter.</text:span></text:p>
      <text:p text:style-name="P18">Sentences that touched me in the<text:span text:style-name="T11"> sixth chapter.</text:span></text:p>
      <text:p text:style-name="P18">Sentences that touched me in the<text:span text:style-name="T11"> seventh chapter.</text:span></text:p>
      <text:p text:style-name="P18">Sentences that touched me in the<text:span text:style-name="T11"> eighth chapter.</text:span></text:p>
      <text:p text:style-name="P18">Sentences that touched me in the<text:span text:style-name="T11"> nineth chapter.</text:span></text:p>
      <text:p text:style-name="P18">Sentences that touched me in the<text:span text:style-name="T11"> Tenth chapter.</text:span></text:p>
      <text:p text:style-name="P18">Sentences that touched me in the<text:span text:style-name="T11"> eleventh chapter.</text:span></text:p>
      <text:p text:style-name="P18">Sentences that touched me in the<text:span text:style-name="T11"> twoelveth chapter.</text:span></text:p>
      <text:p text:style-name="P16">Resenha sobre o livro Evangelismo Natural de Becky Pippert.</text:p>
      <text:p text:style-name="P3"><text:tab/></text:p>
      <text:p text:style-name="P3"><text:span text:style-name="T2"><text:tab/>O livro “Evangelismo Natural” de </text:span><text:span text:style-name="T7">Rebecca</text:span><text:span text:style-name="T2"> Pippert, traz consigo ótimas experiências práticas sobre evangelismo além de vários aconselhamentos e críticas a práticas de evangelismo que negligenciam um pouco a parte do relacionamento íntimo com a pessoa evangelizada, tratando muitas vezes a pessoa como o projeto evangelístico de alguém. </text:span><text:span text:style-name="T1">O Livro está dividido em 12 capítulos, cada um expandindo </text:span><text:span text:style-name="T4">cada vez mais a visão do leitor sobre evangelismo, </text:span><text:span text:style-name="T1">trazendo novas experiências, </text:span><text:span text:style-name="T4">exemplos </text:span><text:span text:style-name="T1">e conselhos </text:span><text:span text:style-name="T4">de ouro</text:span><text:span text:style-name="T1">.</text:span></text:p>
      <text:p text:style-name="P3"><text:tab/><text:span text:style-name="T5">O prefácio escrito por Walter Trobisch, não poderia ter resumido o livro melhor, na minha opinião. Precisamente ilustrando e trazendo a tona as duas transformações de Vida que Deus opera em nossas vidas. </text:span><text:span text:style-name="T7">Antes mesmo do livro começar de fato, já fui tocado pois me identifiquei muito com os exemplos citados no começo, duas transformações, espiritual para depois voltarmos a ser naturais. No meu caso, as duas transformações tendo um intervalo muito tênue entre uma e outra. </text:span><text:span text:style-name="T8">Quando eu digo que realmente tive um “encontro” verdadeiro com Jesus, foi algo transformador na minha vida. Porém, ainda havia tanta graça e amor preparados para minha vida por Deus ainda. Deus se revelou tão graciosamente a mim de tantas maneiras e a cada dia continua se revelando a todos nós. Deus é muito bom.</text:span></text:p>
      <text:p text:style-name="P3"><text:tab/><text:span text:style-name="T8">Mais adiante, recebendo</text:span></text:p>
      <text:p text:style-name="P2"><text:tab/>O relacionamento entre pessoas que se gostam é algo natural.<text:span text:style-name="T3"> </text:span>Não precisamos fazer um curso de oratória ou fazer pesquisas intensas sobre o melhor jeito de falar com nossos amigos próximos sobre aquele filme ou série que gostamos muito. <text:span text:style-name="T6">Assim, também algo similar acontece quando </text:span>É algo natural que acontece sem precis<text:span text:style-name="T3">ar</text:span> pensar em como será feito, se você…</text:p>
      <text:p text:style-name="P2"/>
      <text:p text:style-name="P2"/>
      <text:p text:style-name="P2"/>
      <text:p text:style-name="P2"/>
      <text:p text:style-name="P2"/>
      <text:p text:style-name="P4"><text:tab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4-11T15:07:49.360000000</dc:date>
    <meta:editing-duration>PT3H45M19S</meta:editing-duration>
    <meta:editing-cycles>21</meta:editing-cycles>
    <meta:document-statistic meta:table-count="0" meta:image-count="0" meta:object-count="0" meta:page-count="14" meta:paragraph-count="71" meta:word-count="1567" meta:character-count="9339" meta:non-whitespace-character-count="7840"/>
  </office:meta>
</office:document-meta>
</file>